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  <manifest:file-entry manifest:media-type="application/vnd.oasis.opendocument.formula" manifest:full-path="Formula-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9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0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style:font-name="Courier New" style:font-name-asian="Courier New" style:font-name-complex="Courier New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style:font-name="Courier New" style:font-name-asian="Courier New" style:font-name-complex="Courier New"/>
    </style:style>
    <style:style style:name="T52" style:family="text">
      <style:text-properties style:font-name="Courier New" style:font-name-asian="Courier New" style:font-name-complex="Courier New"/>
    </style:style>
    <style:style style:name="T53" style:family="text">
      <style:text-properties style:font-name="Courier New" style:font-name-asian="Courier New" style:font-name-complex="Courier New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style:font-name="Courier New" style:font-name-asian="Courier New" style:font-name-complex="Courier New"/>
    </style:style>
    <style:style style:name="T104" style:family="text">
      <style:text-properties style:font-name="Courier New" style:font-name-asian="Courier New" style:font-name-complex="Courier New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style="italic" style:font-style-asian="italic" style:font-style-complex="italic"/>
    </style:style>
    <style:style style:name="T159" style:family="text">
      <style:text-properties fo:font-style="italic" style:font-style-asian="italic" style:font-style-complex="italic"/>
    </style:style>
    <style:style style:name="T160" style:family="text">
      <style:text-properties fo:font-style="italic" style:font-style-asian="italic" style:font-style-complex="italic"/>
    </style:style>
    <style:style style:name="T161" style:family="text">
      <style:text-properties fo:font-style="italic" style:font-style-asian="italic" style:font-style-complex="italic"/>
    </style:style>
    <style:style style:name="T162" style:family="text">
      <style:text-properties fo:font-style="italic" style:font-style-asian="italic" style:font-style-complex="italic"/>
    </style:style>
    <style:style style:name="T163" style:family="text">
      <style:text-properties fo:font-style="italic" style:font-style-asian="italic" style:font-style-complex="italic"/>
    </style:style>
    <style:style style:name="T164" style:family="text">
      <style:text-properties fo:font-style="italic" style:font-style-asian="italic" style:font-style-complex="italic"/>
    </style:style>
    <style:style style:name="T165" style:family="text">
      <style:text-properties fo:font-style="italic" style:font-style-asian="italic" style:font-style-complex="italic"/>
    </style:style>
    <style:style style:name="T166" style:family="text">
      <style:text-properties fo:font-style="italic" style:font-style-asian="italic" style:font-style-complex="italic"/>
    </style:style>
    <style:style style:name="T167" style:family="text">
      <style:text-properties fo:font-style="italic" style:font-style-asian="italic" style:font-style-complex="italic"/>
    </style:style>
    <style:style style:name="T168" style:family="text">
      <style:text-properties fo:font-style="italic" style:font-style-asian="italic" style:font-style-complex="italic"/>
    </style:style>
    <style:style style:name="T169" style:family="text">
      <style:text-properties fo:font-style="italic" style:font-style-asian="italic" style:font-style-complex="italic"/>
    </style:style>
    <style:style style:name="T170" style:family="text">
      <style:text-properties fo:font-style="italic" style:font-style-asian="italic" style:font-style-complex="italic"/>
    </style:style>
    <style:style style:name="T171" style:family="text">
      <style:text-properties fo:font-style="italic" style:font-style-asian="italic" style:font-style-complex="italic"/>
    </style:style>
    <style:style style:name="T172" style:family="text">
      <style:text-properties fo:font-style="italic" style:font-style-asian="italic" style:font-style-complex="italic"/>
    </style:style>
    <style:style style:name="T173" style:family="text">
      <style:text-properties fo:font-style="italic" style:font-style-asian="italic" style:font-style-complex="italic"/>
    </style:style>
    <style:style style:name="T174" style:family="text">
      <style:text-properties fo:font-style="italic" style:font-style-asian="italic" style:font-style-complex="italic"/>
    </style:style>
    <style:style style:name="T175" style:family="text">
      <style:text-properties fo:font-style="italic" style:font-style-asian="italic" style:font-style-complex="italic"/>
    </style:style>
    <style:style style:name="T176" style:family="text">
      <style:text-properties fo:font-style="italic" style:font-style-asian="italic" style:font-style-complex="italic"/>
    </style:style>
    <style:style style:name="T177" style:family="text">
      <style:text-properties fo:font-style="italic" style:font-style-asian="italic" style:font-style-complex="italic"/>
    </style:style>
    <style:style style:name="T178" style:family="text">
      <style:text-properties fo:font-style="italic" style:font-style-asian="italic" style:font-style-complex="italic"/>
    </style:style>
    <style:style style:name="T179" style:family="text">
      <style:text-properties fo:font-style="italic" style:font-style-asian="italic" style:font-style-complex="italic"/>
    </style:style>
    <style:style style:name="T180" style:family="text">
      <style:text-properties fo:font-style="italic" style:font-style-asian="italic" style:font-style-complex="italic"/>
    </style:style>
    <style:style style:name="T181" style:family="text">
      <style:text-properties fo:font-style="italic" style:font-style-asian="italic" style:font-style-complex="italic"/>
    </style:style>
    <style:style style:name="T182" style:family="text">
      <style:text-properties fo:font-style="italic" style:font-style-asian="italic" style:font-style-complex="italic"/>
    </style:style>
    <style:style style:name="T183" style:family="text">
      <style:text-properties fo:font-style="italic" style:font-style-asian="italic" style:font-style-complex="italic"/>
    </style:style>
    <style:style style:name="T184" style:family="text">
      <style:text-properties fo:font-style="italic" style:font-style-asian="italic" style:font-style-complex="italic"/>
    </style:style>
    <style:style style:name="T185" style:family="text">
      <style:text-properties fo:font-style="italic" style:font-style-asian="italic" style:font-style-complex="italic"/>
    </style:style>
    <style:style style:name="T186" style:family="text">
      <style:text-properties fo:font-style="italic" style:font-style-asian="italic" style:font-style-complex="italic"/>
    </style:style>
    <style:style style:name="T187" style:family="text">
      <style:text-properties fo:font-style="italic" style:font-style-asian="italic" style:font-style-complex="italic"/>
    </style:style>
    <style:style style:name="T188" style:family="text">
      <style:text-properties fo:font-style="italic" style:font-style-asian="italic" style:font-style-complex="italic"/>
    </style:style>
    <style:style style:name="T189" style:family="text">
      <style:text-properties fo:font-style="italic" style:font-style-asian="italic" style:font-style-complex="italic"/>
    </style:style>
    <style:style style:name="T190" style:family="text">
      <style:text-properties fo:font-style="italic" style:font-style-asian="italic" style:font-style-complex="italic"/>
    </style:style>
    <style:style style:name="T191" style:family="text">
      <style:text-properties fo:font-style="italic" style:font-style-asian="italic" style:font-style-complex="italic"/>
    </style:style>
    <style:style style:name="T192" style:family="text">
      <style:text-properties fo:font-style="italic" style:font-style-asian="italic" style:font-style-complex="italic"/>
    </style:style>
    <style:style style:name="T193" style:family="text">
      <style:text-properties style:font-name="Courier New" style:font-name-asian="Courier New" style:font-name-complex="Courier New"/>
    </style:style>
    <style:style style:name="T194" style:family="text">
      <style:text-properties style:font-name="Courier New" style:font-name-asian="Courier New" style:font-name-complex="Courier New"/>
    </style:style>
    <style:style style:name="T195" style:family="text">
      <style:text-properties style:font-name="Courier New" style:font-name-asian="Courier New" style:font-name-complex="Courier New"/>
    </style:style>
    <style:style style:name="T196" style:family="text">
      <style:text-properties style:font-name="Courier New" style:font-name-asian="Courier New" style:font-name-complex="Courier New"/>
    </style:style>
    <style:style style:name="T197" style:family="text">
      <style:text-properties style:font-name="Courier New" style:font-name-asian="Courier New" style:font-name-complex="Courier New"/>
    </style:style>
    <style:style style:name="T198" style:family="text">
      <style:text-properties style:font-name="Courier New" style:font-name-asian="Courier New" style:font-name-complex="Courier New"/>
    </style:style>
    <style:style style:name="T199" style:family="text">
      <style:text-properties fo:font-style="italic" style:font-style-asian="italic" style:font-style-complex="italic"/>
    </style:style>
    <style:style style:name="T200" style:family="text">
      <style:text-properties fo:font-style="italic" style:font-style-asian="italic" style:font-style-complex="italic"/>
    </style:style>
    <style:style style:name="T201" style:family="text">
      <style:text-properties fo:font-style="italic" style:font-style-asian="italic" style:font-style-complex="italic"/>
    </style:style>
    <style:style style:name="T202" style:family="text">
      <style:text-properties fo:font-style="italic" style:font-style-asian="italic" style:font-style-complex="italic"/>
    </style:style>
    <style:style style:name="T203" style:family="text">
      <style:text-properties fo:font-style="italic" style:font-style-asian="italic" style:font-style-complex="italic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style:font-name="Courier New" style:font-name-asian="Courier New" style:font-name-complex="Courier New"/>
    </style:style>
    <style:style style:name="T218" style:family="text">
      <style:text-properties style:font-name="Courier New" style:font-name-asian="Courier New" style:font-name-complex="Courier New"/>
    </style:style>
    <style:style style:name="T219" style:family="text">
      <style:text-properties style:font-name="Courier New" style:font-name-asian="Courier New" style:font-name-complex="Courier New"/>
    </style:style>
    <style:style style:name="T220" style:family="text">
      <style:text-properties style:font-name="Courier New" style:font-name-asian="Courier New" style:font-name-complex="Courier New"/>
    </style:style>
    <style:style style:name="T221" style:family="text">
      <style:text-properties style:font-name="Courier New" style:font-name-asian="Courier New" style:font-name-complex="Courier New"/>
    </style:style>
    <style:style style:name="T222" style:family="text">
      <style:text-properties style:font-name="Courier New" style:font-name-asian="Courier New" style:font-name-complex="Courier New"/>
    </style:style>
    <style:style style:name="T223" style:family="text">
      <style:text-properties style:font-name="Courier New" style:font-name-asian="Courier New" style:font-name-complex="Courier New"/>
    </style:style>
    <style:style style:name="T224" style:family="text">
      <style:text-properties style:font-name="Courier New" style:font-name-asian="Courier New" style:font-name-complex="Courier New"/>
    </style:style>
    <style:style style:name="T225" style:family="text">
      <style:text-properties style:font-name="Courier New" style:font-name-asian="Courier New" style:font-name-complex="Courier New"/>
    </style:style>
    <style:style style:name="T226" style:family="text">
      <style:text-properties style:font-name="Courier New" style:font-name-asian="Courier New" style:font-name-complex="Courier New"/>
    </style:style>
    <style:style style:name="T227" style:family="text">
      <style:text-properties style:font-name="Courier New" style:font-name-asian="Courier New" style:font-name-complex="Courier New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style:font-name="Courier New" style:font-name-asian="Courier New" style:font-name-complex="Courier New"/>
    </style:style>
    <style:style style:name="T324" style:family="text">
      <style:text-properties style:font-name="Courier New" style:font-name-asian="Courier New" style:font-name-complex="Courier New"/>
    </style:style>
    <style:style style:name="T325" style:family="text">
      <style:text-properties style:font-name="Courier New" style:font-name-asian="Courier New" style:font-name-complex="Courier New"/>
    </style:style>
    <style:style style:name="T326" style:family="text">
      <style:text-properties style:font-name="Courier New" style:font-name-asian="Courier New" style:font-name-complex="Courier New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6">
      <style:paragraph-properties fo:margin-top="0in" fo:margin-bottom="0in"/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Text_20_body" style:list-style-name="L7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Text_20_body" style:list-style-name="L8">
      <style:paragraph-properties fo:margin-top="0in" fo:margin-bottom="0in"/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Text_20_body" style:list-style-name="L9">
      <style:paragraph-properties fo:margin-top="0in" fo:margin-bottom="0in"/>
    </style:style>
    <style:style style:name="P91" style:family="paragraph" style:parent-style-name="Text_20_body" style:list-style-name="L10">
      <style:paragraph-properties fo:margin-top="0in" fo:margin-bottom="0in"/>
    </style:style>
    <style:style style:name="P92" style:family="paragraph" style:parent-style-name="Text_20_body" style:list-style-name="L11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Text_20_body" style:list-style-name="L12">
      <style:paragraph-properties fo:margin-top="0in" fo:margin-bottom="0in"/>
    </style:style>
  </office:automatic-styles>
  <office:body>
    <office:text>
      <text:h text:style-name="Heading_20_1" text:outline-level="1">LexSys</text:h>
      <text:h text:style-name="Heading_20_2" text:outline-level="2">Guia de Instalación</text:h>
      <text:h text:style-name="Heading_20_3" text:outline-level="3">Requisitos del Sistema</text:h>
      <text:list text:style-name="L1">
        <text:list-item>
          <text:p text:style-name="P1"><text:a xlink:type="simple" xlink:href="https://access.redhat.com/documentation/en/red-hat-enterprise-linux/" office:name=""><text:span text:style-name="Definition">Red Hat Enterprise Linux 6 o 7 / CentOS 6 o 7</text:span></text:a></text:p>
        </text:list-item>
        <text:list-item>
          <text:p text:style-name="P1"><text:a xlink:type="simple" xlink:href="http://www.postgresql.org/docs/9.4/static/index.html" office:name=""><text:span text:style-name="Definition">PostgreSQL 9.4</text:span></text:a> / <text:a xlink:type="simple" xlink:href="http://www.oracle.com" office:name=""><text:span text:style-name="Definition">Oracle Database</text:span></text:a></text:p>
        </text:list-item>
        <text:list-item>
          <text:p text:style-name="P1"><text:a xlink:type="simple" xlink:href="https://docs.mongodb.org/v2.6/" office:name=""><text:span text:style-name="Definition">MongoDB 2.x</text:span></text:a></text:p>
        </text:list-item>
        <text:list-item>
          <text:p text:style-name="P1"><text:a xlink:type="simple" xlink:href="https://python.org/" office:name=""><text:span text:style-name="Definition">Python 2.x</text:span></text:a></text:p>
        </text:list-item>
        <text:list-item>
          <text:p text:style-name="P1">[setuptools 19.x.x][setuptools]</text:p>
        </text:list-item>
        <text:list-item>
          <text:p text:style-name="P1">[pypi 8.x.x][pypi]</text:p>
        </text:list-item>
        <text:list-item>
          <text:p text:style-name="P1"><text:a xlink:type="simple" xlink:href="https://virtualenv.pypa.io/en/latest/" office:name=""><text:span text:style-name="Definition">Virtualenv</text:span></text:a></text:p>
        </text:list-item>
        <text:list-item>
          <text:p text:style-name="P1"><text:a xlink:type="simple" xlink:href="http://uwsgi-docs.readthedocs.org/en/latest/" office:name=""><text:span text:style-name="Definition">uWSGI 2.x.x</text:span></text:a></text:p>
        </text:list-item>
        <text:list-item>
          <text:p text:style-name="P1"><text:a xlink:type="simple" xlink:href="https://nodejs.org/en/docs/" office:name=""><text:span text:style-name="Definition">NodeJS 4.x</text:span></text:a></text:p>
        </text:list-item>
      </text:list>
      <text:p text:style-name="First_20_paragraph">LexSys esta soportado para ejecutarse en el sistema operativo Red Hat Enterprise Linux versiones 6 o 7 o clones de este. CentOS es una distribución de GNU/Linux derivada de las fuentes de Red Hat Enterprise Linux (RHEL) donde LexSys ha sido probado.</text:p>
      <text:p text:style-name="Text_20_body">LexSys se desarrolla y prueba en sistemas de 64 bit, las instalaciones en sistemas operativos de 32 bit no están soportadas.</text:p>
      <text:h text:style-name="Heading_20_3" text:outline-level="3">Dependencias</text:h>
      <text:p text:style-name="First_20_paragraph">En seguida se listan los paquetes .rpm necesarios para instalar y ejecutar LexSys en RHEL/CentOS 6 y 7, además de las dependencias necesarias para cada motor de base de datos a usar, Oracle Database o PostgreSQL.</text:p>
      <text:h text:style-name="Heading_20_4" text:outline-level="4">RHEL 6</text:h>
      <text:list text:style-name="L2">
        <text:list-item>
          <text:p text:style-name="P2">tar</text:p>
        </text:list-item>
        <text:list-item>
          <text:p text:style-name="P2">gzip</text:p>
        </text:list-item>
        <text:list-item>
          <text:p text:style-name="P2">make</text:p>
        </text:list-item>
        <text:list-item>
          <text:p text:style-name="P2">gcc</text:p>
        </text:list-item>
        <text:list-item>
          <text:p text:style-name="P2">gcc-c++</text:p>
        </text:list-item>
        <text:list-item>
          <text:p text:style-name="P2">git</text:p>
        </text:list-item>
        <text:list-item>
          <text:p text:style-name="P2">openssl-devel</text:p>
        </text:list-item>
        <text:list-item>
          <text:p text:style-name="P2">pcre-devel</text:p>
        </text:list-item>
        <text:list-item>
          <text:p text:style-name="P2">zlib-devel</text:p>
        </text:list-item>
        <text:list-item>
          <text:p text:style-name="P2">mongodb</text:p>
        </text:list-item>
        <text:list-item>
          <text:p text:style-name="P2">mongodb-server</text:p>
        </text:list-item>
        <text:list-item>
          <text:p text:style-name="P2">mongodb-devel</text:p>
        </text:list-item>
      </text:list>
      <text:h text:style-name="Heading_20_4" text:outline-level="4">RHEL 7</text:h>
      <text:list text:style-name="L3">
        <text:list-item>
          <text:p text:style-name="P3">tar</text:p>
        </text:list-item>
        <text:list-item>
          <text:p text:style-name="P3">gzip</text:p>
        </text:list-item>
        <text:list-item>
          <text:p text:style-name="P3">make</text:p>
        </text:list-item>
        <text:list-item>
          <text:p text:style-name="P3">gcc</text:p>
        </text:list-item>
        <text:list-item>
          <text:p text:style-name="P3">gcc-c++</text:p>
        </text:list-item>
        <text:list-item>
          <text:p text:style-name="P3">git</text:p>
        </text:list-item>
        <text:list-item>
          <text:p text:style-name="P3">openssl-devel</text:p>
        </text:list-item>
        <text:list-item>
          <text:p text:style-name="P3">pcre-devel</text:p>
        </text:list-item>
        <text:list-item>
          <text:p text:style-name="P3">zlib-devel</text:p>
        </text:list-item>
        <text:list-item>
          <text:p text:style-name="P3">python-pip</text:p>
        </text:list-item>
        <text:list-item>
          <text:p text:style-name="P3">python-devel</text:p>
        </text:list-item>
        <text:list-item>
          <text:p text:style-name="P3">python-virtualenv</text:p>
        </text:list-item>
        <text:list-item>
          <text:p text:style-name="P3">python-virtualenvwrapper</text:p>
        </text:list-item>
        <text:list-item>
          <text:p text:style-name="P3">mongodb</text:p>
        </text:list-item>
        <text:list-item>
          <text:p text:style-name="P3">mongodb-server</text:p>
        </text:list-item>
        <text:list-item>
          <text:p text:style-name="P3">mongodb-devel</text:p>
        </text:list-item>
      </text:list>
      <text:h text:style-name="Heading_20_4" text:outline-level="4">Oracle</text:h>
      <text:list text:style-name="L4">
        <text:list-item>
          <text:p text:style-name="P4">libaio</text:p>
        </text:list-item>
        <text:list-item>
          <text:p text:style-name="P4">oracle-instantclient12.1-basic</text:p>
        </text:list-item>
        <text:list-item>
          <text:p text:style-name="P4">oracle-instantclient12.1-devel</text:p>
        </text:list-item>
      </text:list>
      <text:p text:style-name="First_20_paragraph"><text:span text:style-name="T1">Oracle</text:span><text:span text:style-name="T2"> </text:span><text:span text:style-name="T3">Instant</text:span><text:span text:style-name="T4"> </text:span><text:span text:style-name="T5">Client</text:span><text:span text:style-name="T6"> </text:span><text:span text:style-name="T7">debe</text:span><text:span text:style-name="T8"> </text:span><text:span text:style-name="T9">descargarse</text:span><text:span text:style-name="T10"> </text:span><text:span text:style-name="T11">directamente</text:span><text:span text:style-name="T12"> </text:span><text:span text:style-name="T13">del</text:span><text:span text:style-name="T14"> </text:span><text:span text:style-name="T15">sitio</text:span><text:span text:style-name="T16"> </text:span><text:span text:style-name="T17">web</text:span><text:span text:style-name="T18"> </text:span><text:span text:style-name="T19">http://www.oracle.com/technetwork/database/features/instant-client/index.html</text:span><text:span text:style-name="T20"> </text:span><text:span text:style-name="T21">los</text:span><text:span text:style-name="T22"> </text:span><text:span text:style-name="T23">archivos</text:span><text:span text:style-name="T24"> </text:span><text:span text:style-name="T25">se</text:span><text:span text:style-name="T26"> </text:span><text:span text:style-name="T27">deben</text:span><text:span text:style-name="T28"> </text:span><text:span text:style-name="T29">descargar</text:span><text:span text:style-name="T30"> </text:span><text:span text:style-name="T31">en</text:span><text:span text:style-name="T32"> </text:span><text:span text:style-name="T33">el</text:span><text:span text:style-name="T34"> </text:span><text:span text:style-name="T35">directorio</text:span> <text:span text:style-name="T36">/tmp</text:span></text:p>
      <text:h text:style-name="Heading_20_4" text:outline-level="4">PostgreSQL</text:h>
      <text:list text:style-name="L5">
        <text:list-item>
          <text:p text:style-name="P5">libpqxx</text:p>
        </text:list-item>
        <text:list-item>
          <text:p text:style-name="P5">libpqxx-devel</text:p>
        </text:list-item>
        <text:list-item>
          <text:p text:style-name="P5">postgresql94</text:p>
        </text:list-item>
        <text:list-item>
          <text:p text:style-name="P5">postgresql94-contrib</text:p>
        </text:list-item>
        <text:list-item>
          <text:p text:style-name="P5">postgresql94-devel</text:p>
        </text:list-item>
      </text:list>
      <text:h text:style-name="Heading_20_4" text:outline-level="4">Repositorios YUM adicionales</text:h>
      <text:p text:style-name="First_20_paragraph">Es necesario habilitar los repositorios <text:span text:style-name="T37">'optional'</text:span> y <text:span text:style-name="T38">'extra'</text:span> para utilizar paquetes de EPEL, pues dependen de paquetes que existen en estos repositorios.</text:p>
      <text:p text:style-name="Text_20_body"><text:span text:style-name="T39">CentOS</text:span><text:span text:style-name="T40"> </text:span><text:span text:style-name="T41">6/7</text:span></text:p>
      <text:p text:style-name="P6">yum -y install epel-release</text:p>
      <text:p text:style-name="First_20_paragraph"><text:span text:style-name="T42">RHEL</text:span><text:span text:style-name="T43"> </text:span><text:span text:style-name="T44">6/7</text:span></text:p>
      <text:p text:style-name="Text_20_body">Agrega el paquete del repositorio correspondiente desde https://fedoraproject.org/wiki/EPEL</text:p>
      <text:p text:style-name="Text_20_body"><text:span text:style-name="T45">RHEL</text:span><text:span text:style-name="T46"> </text:span><text:span text:style-name="T47">6</text:span></text:p>
      <text:p text:style-name="P7">sh -c 'http://people.redhat.com/bkabrda/scl_python27.repo \</text:p>
      <text:p text:style-name="P8"><text:s text:c="2"/>&gt;&gt; /etc/yum.repos.d/scl.repo'</text:p>
      <text:p text:style-name="First_20_paragraph"><text:span text:style-name="T48">CentOS</text:span><text:span text:style-name="T49"> </text:span><text:span text:style-name="T50">6</text:span></text:p>
      <text:p text:style-name="P9">yum -y install centos-release-scl</text:p>
      <text:h text:style-name="Heading_20_3" text:outline-level="3">Instalación Semi-Automática</text:h>
      <text:p text:style-name="First_20_paragraph">El script <text:span text:style-name="T51">bootstrap.sh</text:span> configura una instalación mínima del sistema operativo preparandolo para la instalación de los componentes de LexSys. <text:span text:style-name="T52">lexinstall_&lt;DB&gt;_&lt;OS&gt;.run</text:span> descomprime los componentes de LexSys en el directorio del usuario dueño del sistema.</text:p>
      <text:p text:style-name="P10">curl -o bootstrap.sh http://download.lexsys.net/bootstrap.sh</text:p>
      <text:p text:style-name="P11">./bootstrap.sh</text:p>
      <text:p text:style-name="First_20_paragraph">Como usuario <text:span text:style-name="T53">lexusr</text:span> ejecuta el archivo de instalación de LexSys.</text:p>
      <text:p text:style-name="P12">curl -o lexinstall_&lt;DB&gt;_&lt;OS&gt;.run \</text:p>
      <text:p text:style-name="P13"><text:s text:c="2"/>http://download.lexsys.net/lexinstall_&lt;DB&gt;_&lt;OS&gt;.run</text:p>
      <text:p text:style-name="P14">./lexinstall_&lt;DB&gt;_&lt;OS&gt;.run</text:p>
      <text:h text:style-name="Heading_20_3" text:outline-level="3">Instalación Manual</text:h>
      <text:h text:style-name="Heading_20_4" text:outline-level="4">Preparativos para la instalación</text:h>
      <text:p text:style-name="First_20_paragraph"><text:span text:style-name="T54">Para</text:span><text:span text:style-name="T55"> </text:span><text:span text:style-name="T56">la</text:span><text:span text:style-name="T57"> </text:span><text:span text:style-name="T58">instalación</text:span><text:span text:style-name="T59"> </text:span><text:span text:style-name="T60">es</text:span><text:span text:style-name="T61"> </text:span><text:span text:style-name="T62">necesario</text:span><text:span text:style-name="T63"> </text:span><text:span text:style-name="T64">que</text:span><text:span text:style-name="T65"> </text:span><text:span text:style-name="T66">los</text:span><text:span text:style-name="T67"> </text:span><text:span text:style-name="T68">servidores</text:span><text:span text:style-name="T69"> </text:span><text:span text:style-name="T70">puedan</text:span><text:span text:style-name="T71"> </text:span><text:span text:style-name="T72">acceder</text:span><text:span text:style-name="T73"> </text:span><text:span text:style-name="T74">a</text:span><text:span text:style-name="T75"> </text:span><text:span text:style-name="T76">la</text:span><text:span text:style-name="T77"> </text:span><text:span text:style-name="T78">Internet,</text:span><text:span text:style-name="T79"> </text:span><text:span text:style-name="T80">este</text:span><text:span text:style-name="T81"> </text:span><text:span text:style-name="T82">requisito</text:span><text:span text:style-name="T83"> </text:span><text:span text:style-name="T84">es</text:span><text:span text:style-name="T85"> </text:span><text:span text:style-name="T86">solo</text:span><text:span text:style-name="T87"> </text:span><text:span text:style-name="T88">necesario</text:span><text:span text:style-name="T89"> </text:span><text:span text:style-name="T90">durante</text:span><text:span text:style-name="T91"> </text:span><text:span text:style-name="T92">la</text:span><text:span text:style-name="T93"> </text:span><text:span text:style-name="T94">instalación</text:span><text:span text:style-name="T95"> </text:span><text:span text:style-name="T96">o</text:span><text:span text:style-name="T97"> </text:span><text:span text:style-name="T98">actualización</text:span><text:span text:style-name="T99"> </text:span><text:span text:style-name="T100">del</text:span><text:span text:style-name="T101"> </text:span><text:span text:style-name="T102">sistema</text:span></text:p>
      <text:p text:style-name="Text_20_body">LexSys puede ejecutarse como cualquier usuario sin privilegios, sin embargo se sugiere crear un usuario <text:span text:style-name="T103">lexusr</text:span>.</text:p>
      <text:p text:style-name="P15">useradd -m -G wheel lexusr</text:p>
      <text:p text:style-name="P16">passwd lexusr</text:p>
      <text:p text:style-name="P17">chmod 755 /home/lexusr</text:p>
      <text:p text:style-name="First_20_paragraph">Los archivos de log se almacenan en <text:span text:style-name="T104">/var/log/lexsys</text:span> es necesario crear este directorio.</text:p>
      <text:p text:style-name="P18">mkdir -p /var/log/lexsys</text:p>
      <text:p text:style-name="P19">chown -R lexusr:lexusr /var/log/lexsys</text:p>
      <text:p text:style-name="First_20_paragraph"><text:span text:style-name="T105">Los</text:span><text:span text:style-name="T106"> </text:span><text:span text:style-name="T107">pasos</text:span><text:span text:style-name="T108"> </text:span><text:span text:style-name="T109">siguientes</text:span><text:span text:style-name="T110"> </text:span><text:span text:style-name="T111">aplican</text:span><text:span text:style-name="T112"> </text:span><text:span text:style-name="T113">tanto</text:span><text:span text:style-name="T114"> </text:span><text:span text:style-name="T115">para</text:span><text:span text:style-name="T116"> </text:span><text:span text:style-name="T117">instalaciones</text:span><text:span text:style-name="T118"> </text:span><text:span text:style-name="T119">en</text:span><text:span text:style-name="T120"> </text:span><text:span text:style-name="T121">un</text:span><text:span text:style-name="T122"> </text:span><text:span text:style-name="T123">solo</text:span><text:span text:style-name="T124"> </text:span><text:span text:style-name="T125">servidor</text:span><text:span text:style-name="T126"> </text:span><text:span text:style-name="T127">o</text:span><text:span text:style-name="T128"> </text:span><text:span text:style-name="T129">donde</text:span><text:span text:style-name="T130"> </text:span><text:span text:style-name="T131">se</text:span><text:span text:style-name="T132"> </text:span><text:span text:style-name="T133">quiera</text:span><text:span text:style-name="T134"> </text:span><text:span text:style-name="T135">separar</text:span><text:span text:style-name="T136"> </text:span><text:span text:style-name="T137">la</text:span><text:span text:style-name="T138"> </text:span><text:span text:style-name="T139">Base</text:span><text:span text:style-name="T140"> </text:span><text:span text:style-name="T141">de</text:span><text:span text:style-name="T142"> </text:span><text:span text:style-name="T143">Datos</text:span><text:span text:style-name="T144"> </text:span><text:span text:style-name="T145">de</text:span><text:span text:style-name="T146"> </text:span><text:span text:style-name="T147">la</text:span><text:span text:style-name="T148"> </text:span><text:span text:style-name="T149">Aplicación</text:span><text:span text:style-name="T150"> </text:span><text:span text:style-name="T151">Web</text:span></text:p>
      <text:list text:style-name="L6">
        <text:list-item>
          <text:p text:style-name="P20">Actualiza el sistema operativo</text:p>
        </text:list-item>
        <text:list-item>
          <text:p text:style-name="P20">Instalación de dependencias según motor de base de datos</text:p>
          <text:p text:style-name="P20">yum -y update</text:p>
        </text:list-item>
      </text:list>
      <text:h text:style-name="Heading_20_4" text:outline-level="4">Dependencias PostgreSQL</text:h>
      <text:p text:style-name="First_20_paragraph"><text:span text:style-name="T152">RHEL/CentOS</text:span><text:span text:style-name="T153"> </text:span><text:span text:style-name="T154">6</text:span></text:p>
      <text:p text:style-name="P21">yum -y install \</text:p>
      <text:p text:style-name="P22"><text:s text:c="2"/>http://yum.postgresql.org/9.4/redhat/rhel-6-x86_64/pgdg-redhat94-9.4-1.noarch.rpm</text:p>
      <text:p text:style-name="First_20_paragraph"><text:span text:style-name="T155">RHEL/CentOS</text:span><text:span text:style-name="T156"> </text:span><text:span text:style-name="T157">7</text:span></text:p>
      <text:p text:style-name="P23">yum -y install \</text:p>
      <text:p text:style-name="P24"><text:s text:c="2"/>yum -y install http://yum.postgresql.org/9.4/redhat/rhel-7-x86_64/pgdg-centos94-9.4-2.noarch.rpm</text:p>
      <text:p text:style-name="First_20_paragraph"><text:span text:style-name="T158">Paquetes</text:span><text:span text:style-name="T159"> </text:span><text:span text:style-name="T160">de</text:span><text:span text:style-name="T161"> </text:span><text:span text:style-name="T162">PostgreSQL</text:span><text:span text:style-name="T163"> </text:span><text:span text:style-name="T164">requeridos</text:span><text:span text:style-name="T165"> </text:span><text:span text:style-name="T166">tanto</text:span><text:span text:style-name="T167"> </text:span><text:span text:style-name="T168">en</text:span><text:span text:style-name="T169"> </text:span><text:span text:style-name="T170">el</text:span><text:span text:style-name="T171"> </text:span><text:span text:style-name="T172">servidor</text:span><text:span text:style-name="T173"> </text:span><text:span text:style-name="T174">de</text:span><text:span text:style-name="T175"> </text:span><text:span text:style-name="T176">Base</text:span><text:span text:style-name="T177"> </text:span><text:span text:style-name="T178">de</text:span><text:span text:style-name="T179"> </text:span><text:span text:style-name="T180">Datos</text:span><text:span text:style-name="T181"> </text:span><text:span text:style-name="T182">como</text:span><text:span text:style-name="T183"> </text:span><text:span text:style-name="T184">en</text:span><text:span text:style-name="T185"> </text:span><text:span text:style-name="T186">el</text:span><text:span text:style-name="T187"> </text:span><text:span text:style-name="T188">servidor</text:span><text:span text:style-name="T189"> </text:span><text:span text:style-name="T190">de</text:span><text:span text:style-name="T191"> </text:span><text:span text:style-name="T192">aplicaciones.</text:span></text:p>
      <text:p text:style-name="P25">yum -y install libpqxx libpqxx-devel \</text:p>
      <text:p text:style-name="P26"><text:s text:c="2"/>postgresql94 postgresql94-contrib postgresql94-devel</text:p>
      <text:h text:style-name="Heading_20_4" text:outline-level="4">Dependencias Oracle Database</text:h>
      <text:p text:style-name="P27">yum -y install libaio</text:p>
      <text:p text:style-name="P28">rpm -Uvh /tmp/oracle-instantclient12.1-basic-12.1.0.2.0-1.x86_64.rpm</text:p>
      <text:p text:style-name="P29">rpm -Uvh /tmp/oracle-instantclient12.1-devel-12.1.0.2.0-1.x86_64.rpm</text:p>
      <text:h text:style-name="Heading_20_3" text:outline-level="3">Servidor de Base de Datos</text:h>
      <text:h text:style-name="Heading_20_4" text:outline-level="4">Servidor PostgreSQL</text:h>
      <text:list text:style-name="L7">
        <text:list-item>
          <text:p text:style-name="P30">Instala los paquetes de PostgreSQL</text:p>
        </text:list-item>
        <text:list-item>
          <text:p text:style-name="P30">Inicializa PostgreSQL</text:p>
        </text:list-item>
        <text:list-item>
          <text:p text:style-name="P30">Habilita PostgreSQL para iniciar con el sistema operativo</text:p>
        </text:list-item>
        <text:list-item>
          <text:p text:style-name="P30">Habilita el firewall para permitir conexiones a PostgrSQL, en el caso de instalación en servidor de Base de Datos independiente</text:p>
        </text:list-item>
        <text:list-item>
          <text:p text:style-name="P30">Configura entorno del usuario lexusr</text:p>
        </text:list-item>
        <text:list-item>
          <text:p text:style-name="P30">Crea el usuario de PostgreSQL y la Base de Datos</text:p>
          <text:p text:style-name="P30">yum -y install postgresql94-server postgresql94-contrib /usr/pgsql-9.4/bin/postgresql94-setup initdb systemctl enable postgresql-9.4.service systemctl start postgresql-9.4.service echo 'export PATH=/usr/pgsql-9.4/bin:$PATH'<text:line-break/> &gt;&gt; /home/lexusr/.bashrc su -c 'createuser -lsP lexusr' - postgres su -c 'createdb -O lexusr lexsys' - postgres</text:p>
        </text:list-item>
      </text:list>
      <text:p text:style-name="First_20_paragraph">Los archivos de configuración de PostgreSQL se encuentran en el directorio <text:span text:style-name="T193">data</text:span> del servidor. Normalmente en la ruta <text:span text:style-name="T194">/var/lib/pgsql/9.4/data</text:span>.</text:p>
      <text:p text:style-name="Text_20_body">La autenticación de los clientes de PostgreSQL se controla en el archivo de configuración <text:span text:style-name="T195">pg_hba.conf</text:span>, este archivo esta bien comentado y explica las diversas formas para configurar la autenticación. En instalaciones donde la aplicación y la base de datos viven en el mismo equipo una línea como la siguiente es suficiente:</text:p>
      <text:p text:style-name="P31">host <text:s text:c="3"/>all <text:s text:c="12"/>all <text:s text:c="12"/>127.0.0.1/32 <text:s text:c="11"/>md5</text:p>
      <text:p text:style-name="First_20_paragraph">Para el caso de servidor de base de datos en un equipo dedicado se debe agregar el segmento de red o la(s) IP del servidor de aplicaciones.</text:p>
      <text:p text:style-name="Text_20_body">Por último, en una instalación con servidor dedicado a base de datos, es necesario editar el archivo <text:span text:style-name="T196">postgresql.conf</text:span> y modificar el valor de <text:span text:style-name="T197">listen_addresses</text:span> con la IP donde el servidor debe escuchar por conexiones. Normalmente esta línea esta comentada y PostgreSQL solo escucha en <text:span text:style-name="T198">localhost</text:span>.</text:p>
      <text:h text:style-name="Heading_20_4" text:outline-level="4">Servidor Oracle Database</text:h>
      <text:p text:style-name="First_20_paragraph">Instala Oracle Database de acuerdo a la <text:span text:style-name="T199">Database</text:span><text:span text:style-name="T200"> </text:span><text:span text:style-name="T201">Installation</text:span><text:span text:style-name="T202"> </text:span><text:span text:style-name="T203">Guide</text:span> http://docs.oracle.com/database/121/LADBI/toc.htm</text:p>
      <text:h text:style-name="Heading_20_3" text:outline-level="3">Instalacion de Módulos LexSys</text:h>
      <text:list text:style-name="L8">
        <text:list-item>
          <text:p text:style-name="P32">Instala las dependencias necesarias desde los repositorios de RHEL/CentOS</text:p>
        </text:list-item>
        <text:list-item>
          <text:p text:style-name="P32">Instala virtualenv y uwsgi</text:p>
        </text:list-item>
        <text:list-item>
          <text:p text:style-name="P32">nodejs 4 y los módulos de nodejs necesarios para compilar las aplicaciones</text:p>
        </text:list-item>
        <text:list-item>
          <text:p text:style-name="P32">Habilita e inicia el servicio MongoDB</text:p>
        </text:list-item>
        <text:list-item>
          <text:p text:style-name="P32">Crea un usario administrador de MongoDB y las bases de datos para log del API y contenidos del Editor</text:p>
        </text:list-item>
      </text:list>
      <text:p text:style-name="First_20_paragraph"><text:span text:style-name="T204">RHEL/CentOS</text:span><text:span text:style-name="T205"> </text:span><text:span text:style-name="T206">6</text:span></text:p>
      <text:p text:style-name="P33">yum -y install tar gzip gcc gcc-c++ git \</text:p>
      <text:p text:style-name="P34"><text:s text:c="2"/>openssl-devel pcre-devel zlib-devel \</text:p>
      <text:p text:style-name="P35"><text:s text:c="2"/>python27 python27-python-devel \</text:p>
      <text:p text:style-name="P36"><text:s text:c="2"/>mongodb mongodb-server mongodb-devel</text:p>
      <text:p text:style-name="P37">easy_install-2.7 -U setuptools pip</text:p>
      <text:p text:style-name="P38">pip2.7 install uwsgi virtualenv</text:p>
      <text:p text:style-name="P39">cd /tmp</text:p>
      <text:p text:style-name="P40">wget https://nodejs.org/dist/v4.2.6/node-v4.2.6-linux-x64.tar.gz</text:p>
      <text:p text:style-name="P41">cd /usr/local</text:p>
      <text:p text:style-name="P42">tar --strip-components=1 -xvzf</text:p>
      <text:p text:style-name="P43"><text:s text:c="2"/>/tmp/https://nodejs.org/dist/v4.2.6/node-v4.2.6-linux-x64.tar.gz</text:p>
      <text:p text:style-name="P44">npm install --loglevel info -g pm2 bower gulp grunt-cli coffee-script</text:p>
      <text:p text:style-name="First_20_paragraph"><text:span text:style-name="T207">RHEL/CentOS</text:span><text:span text:style-name="T208"> </text:span><text:span text:style-name="T209">7</text:span></text:p>
      <text:p text:style-name="P45">yum -y install tar gzip gcc gcc-c++ git \</text:p>
      <text:p text:style-name="P46"><text:s text:c="2"/>openssl-devel pcre-devel zlib-devel \</text:p>
      <text:p text:style-name="P47"><text:s text:c="2"/>python-pip python-devel python-virtualenv \</text:p>
      <text:p text:style-name="P48"><text:s text:c="2"/>mongodb mongodb-server mongodb-devel</text:p>
      <text:p text:style-name="P49">pip install virtualenv uwsgi</text:p>
      <text:p text:style-name="P50">cd /tmp</text:p>
      <text:p text:style-name="P51">wget https://nodejs.org/dist/v4.2.6/node-v4.2.6-linux-x64.tar.gz</text:p>
      <text:p text:style-name="P52">cd /usr/local</text:p>
      <text:p text:style-name="P53">tar --strip-components=1 -xvzf</text:p>
      <text:p text:style-name="P54"><text:s text:c="2"/>/tmp/https://nodejs.org/dist/v4.2.6/node-v4.2.6-linux-x64.tar.gz</text:p>
      <text:p text:style-name="P55">npm install --loglevel info -g pm2 bower gulp grunt-cli coffee-script</text:p>
      <text:p text:style-name="First_20_paragraph"><text:span text:style-name="T210">RHEL/CentOS</text:span><text:span text:style-name="T211"> </text:span><text:span text:style-name="T212">6</text:span></text:p>
      <text:p text:style-name="P56">chkconfig mongod on</text:p>
      <text:p text:style-name="P57">service start mongod</text:p>
      <text:p text:style-name="First_20_paragraph"><text:span text:style-name="T213">RHEL/CentOS</text:span><text:span text:style-name="T214"> </text:span><text:span text:style-name="T215">7</text:span></text:p>
      <text:p text:style-name="P58">systemctl enable mongod</text:p>
      <text:p text:style-name="P59">systemctl start mongod</text:p>
      <text:p text:style-name="First_20_paragraph"><text:span text:style-name="T216">MongoDB</text:span></text:p>
      <text:p text:style-name="P60">mongo</text:p>
      <text:p text:style-name="P61">use admin</text:p>
      <text:p text:style-name="P62">db.createUser({ user:"admin", pwd:"adminpassword",</text:p>
      <text:p text:style-name="P63"><text:s text:c="2"/>roles: ["userAdminAnyDatabase"] });</text:p>
      <text:p text:style-name="P64">use lexeditor</text:p>
      <text:p text:style-name="P65">db.createUser({user:"lexusr",pwd:"editorpassword",</text:p>
      <text:p text:style-name="P66"><text:s text:c="2"/>roles:["readWrite"]});</text:p>
      <text:p text:style-name="P67">use api_log</text:p>
      <text:p text:style-name="P68">db.createUser({user:"lexusr",pwd:"apilogpassword",</text:p>
      <text:p text:style-name="P69"><text:s text:c="2"/>roles:["readWrite"]});</text:p>
      <text:p text:style-name="P70">exit</text:p>
      <text:h text:style-name="Heading_20_4" text:outline-level="4">Código Fuente LexSys</text:h>
      <text:p text:style-name="First_20_paragraph">El código fuente de las versiones publicadas de LexSys se puede descargar en http://descarga.lexsys.net usando las credenciales de acceso proporcionadas junto con el software y esta guia.</text:p>
      <text:h text:style-name="Heading_20_4" text:outline-level="4">Instalación API</text:h>
      <text:p text:style-name="First_20_paragraph">Instalación de entorno virtual y dependencias del API.</text:p>
      <text:p text:style-name="P71">su - lexusr</text:p>
      <text:p text:style-name="P72">cd $HOME/wrath</text:p>
      <text:p text:style-name="P73">rm -rf ENV</text:p>
      <text:p text:style-name="P74">virtualenv-2.7 ENV</text:p>
      <text:p text:style-name="P75">$HOME/wrath/ENV/bin/pip-2.7 install -r $HOME/wrath/requirements.txt</text:p>
      <text:p text:style-name="First_20_paragraph">Genera la documentación del API.</text:p>
      <text:p text:style-name="P76">su - lexusr</text:p>
      <text:p text:style-name="P77">cd $HOME/wrath</text:p>
      <text:p text:style-name="P78">. ENV/bin/activate</text:p>
      <text:p text:style-name="P79">cd doc</text:p>
      <text:p text:style-name="P80">mkdocs build --clean</text:p>
      <text:h text:style-name="Heading_20_4" text:outline-level="4">Configuración API</text:h>
      <text:p text:style-name="P81">su - lexusr</text:p>
      <text:p text:style-name="P82">cd ~</text:p>
      <text:p text:style-name="P83">cp -r /home/lexusr/deployment/uwsgi /etc</text:p>
      <text:p text:style-name="P84">chown -R lexusr:lexusr /var/log/lexsys</text:p>
      <text:p text:style-name="P85">cp /home/lexusr/deployment/lexsys.service /lib/systemd/system</text:p>
      <text:p text:style-name="First_20_paragraph">Es necesario configurar un ambiente en el directorio <text:span text:style-name="T217">wrath/config</text:span>, la instalación incluye un directorio <text:span text:style-name="T218">lexbuild</text:span> que se puede copiar y modificar los archivos de configuración incluidos para que se ajusten a la instalación de la institucion.</text:p>
      <text:p text:style-name="Text_20_body">Generalmennte solo es necesario editar <text:span text:style-name="T219">wrath/config/database.json</text:span>.</text:p>
      <text:p text:style-name="P86">cp -r $HOME/wrath/config/example $HOME/wrath/config/&lt;AMBIENTE&gt;</text:p>
      <text:p text:style-name="First_20_paragraph">El paso final en la instalación del API es poblar la base de datos con la información inicial para catálogos, procedimientos, sequencias y usuarios del sistema. Esto se lleva a cabo utilizando arvhivos de excel que se colocan en el directorio <text:span text:style-name="T220">cargas_masivas</text:span> en <text:span text:style-name="T221">$HOME</text:span> del usuario dueño de la aplicación, <text:span text:style-name="T222">lexusr</text:span> si se usa el usuario sugerido en esta guía de instalación.</text:p>
      <text:p text:style-name="P87">su - lexusr</text:p>
      <text:p text:style-name="P88">cd $HOME/wrath</text:p>
      <text:p text:style-name="P89">ENV/bin/python db_generator.py &lt;AMBIENTE&gt;</text:p>
      <text:h text:style-name="Heading_20_3" text:outline-level="3">Editor de Contenidos</text:h>
      <text:list text:style-name="L9">
        <text:list-item>
          <text:p text:style-name="P90">Crea un entorno virtual de python</text:p>
        </text:list-item>
        <text:list-item>
          <text:p text:style-name="P90">Instala los módulos de nodejs y bower</text:p>
        </text:list-item>
        <text:list-item>
          <text:p text:style-name="P90">Edita <text:span text:style-name="T223">config.json</text:span></text:p>
        </text:list-item>
        <text:list-item>
          <text:p text:style-name="P90">Compila la aplicación</text:p>
        </text:list-item>
        <text:list-item>
          <text:p text:style-name="P90">Inicia el servidor de aplicaciones NodeJS pm2</text:p>
          <text:p text:style-name="P90">su - lexusr cd <draw:frame text:anchor-type="as-char" style:vertical-pos="middle" style:vertical-rel="text"><draw:object xlink:href="Formula-0/" xlink:type="simple" xlink:show="embed" xlink:actuate="onLoad"/></draw:frame>HOME/deployment/pm2.json grunt assets pm2 start $HOME/deployment/pm2.json pm2 status</text:p>
        </text:list-item>
      </text:list>
      <text:h text:style-name="Heading_20_3" text:outline-level="3">Portal de Servicios</text:h>
      <text:list text:style-name="L10">
        <text:list-item>
          <text:p text:style-name="P91">Crea un entorno virtual de python</text:p>
        </text:list-item>
        <text:list-item>
          <text:p text:style-name="P91">Instala los módulos de nodejs y bower</text:p>
        </text:list-item>
        <text:list-item>
          <text:p text:style-name="P91">Edita <text:span text:style-name="T224">src/js/api/http.js</text:span> y cambia el valor de <text:span text:style-name="T225">BASE_URL</text:span> para que apunte a la instalación del API</text:p>
        </text:list-item>
        <text:list-item>
          <text:p text:style-name="P91">Compila la aplicación</text:p>
        </text:list-item>
        <text:list-item>
          <text:p text:style-name="P91">Inicia e servidor de aplicaciones NodeJS pm2</text:p>
          <text:p text:style-name="P91">su - lexusr cd ${HOME}/sloth npm install --loglevel info bower install grunt assets</text:p>
        </text:list-item>
      </text:list>
      <text:h text:style-name="Heading_20_3" text:outline-level="3">Escritorio de Trabajo</text:h>
      <text:list text:style-name="L11">
        <text:list-item>
          <text:p text:style-name="P92">Instala los módulos de nodejs y bower</text:p>
        </text:list-item>
        <text:list-item>
          <text:p text:style-name="P92">Edita <text:span text:style-name="T226">src/config.json</text:span></text:p>
        </text:list-item>
        <text:list-item>
          <text:p text:style-name="P92">Compila la aplicación</text:p>
          <text:p text:style-name="P92">su - lexusr cd $HOME/wpride npm install --loglevel info vi src/config.json gulp build --env production</text:p>
        </text:list-item>
      </text:list>
      <text:h text:style-name="Heading_20_3" text:outline-level="3">Proxy HTTP</text:h>
      <text:p text:style-name="First_20_paragraph">LexSys requiere una versión de nginx que incluye el plugin nginx_headers_more que RHEL/CentOS 6 y 7 no incluyen en sus repositorios YUM.</text:p>
      <text:p text:style-name="Text_20_body">La Instalación y configuración de Nginx debe hacerse como usuario <text:span text:style-name="T227">root</text:span>.</text:p>
      <text:p text:style-name="Text_20_body"><text:span text:style-name="T228">RHEL/CentOS</text:span><text:span text:style-name="T229"> </text:span><text:span text:style-name="T230">6</text:span></text:p>
      <text:p text:style-name="P93">yum -y install https://download.lexsys.net/el6/nginx-1.8.0-TIC.1.el6.centos.ngx.x86_64.rpm</text:p>
      <text:p text:style-name="First_20_paragraph"><text:span text:style-name="T231">RHEL/CentOS</text:span><text:span text:style-name="T232"> </text:span><text:span text:style-name="T233">7</text:span></text:p>
      <text:p text:style-name="P94">yum -y install https://download.lexsys.net/el7/nginx-1.8.0-TIC.1.el7.centos.ngx.x86_64.rpm</text:p>
      <text:p text:style-name="First_20_paragraph">Configura Nginx</text:p>
      <text:p text:style-name="P95">su -</text:p>
      <text:p text:style-name="P96">cp -r ~/deployment/nginx.conf /etc/nginx</text:p>
      <text:p text:style-name="P97">vi /etc/nginx/nginx.conf</text:p>
      <text:p text:style-name="First_20_paragraph">Habilita e inicia el servicio nginx</text:p>
      <text:p text:style-name="Text_20_body"><text:span text:style-name="T234">RHEL/CentOS</text:span><text:span text:style-name="T235"> </text:span><text:span text:style-name="T236">6</text:span></text:p>
      <text:p text:style-name="P98">su -</text:p>
      <text:p text:style-name="P99">chkconfig nginx on</text:p>
      <text:p text:style-name="P100">service start nginx</text:p>
      <text:p text:style-name="First_20_paragraph"><text:span text:style-name="T237">RHEL/CentOS</text:span><text:span text:style-name="T238"> </text:span><text:span text:style-name="T239">7</text:span></text:p>
      <text:p text:style-name="P101">su -</text:p>
      <text:p text:style-name="P102">systemctl enable nginx</text:p>
      <text:p text:style-name="P103">systemctl start nginx</text:p>
      <text:h text:style-name="Heading_20_4" text:outline-level="4">Instalacion distribuida</text:h>
      <text:p text:style-name="First_20_paragraph">Editar el archivo distributed.json</text:p>
      <text:p text:style-name="Text_20_body"><text:span text:style-name="T240">enabled</text:span>: true | false Habilita la configuración distribuida</text:p>
      <text:p text:style-name="Text_20_body"><text:span text:style-name="T241">delete_processed_</text:span>: true | false Borra los casos de la instancia una vez que han sido enviados a instancias remotas del API.</text:p>
      <text:p text:style-name="Text_20_body"><text:span text:style-name="T242">timeout</text:span>: segundos Tiempo de caducidad de TODO ?</text:p>
      <text:p text:style-name="Text_20_body"><text:span text:style-name="T243">apis</text:span>: Conjunto de APIs distribuidas que son conocidas</text:p>
      <text:p text:style-name="P104"><text:s text:c="4"/>"api_xyz": { ## Nombre del API remota</text:p>
      <text:p text:style-name="P105"><text:s text:c="6"/>"local": { </text:p>
      <text:p text:style-name="P106"><text:s text:c="8"/>"app_key": "UUID de el API", </text:p>
      <text:p text:style-name="P107"><text:s text:c="8"/>"approved_ip": "IP Permitida",</text:p>
      <text:p text:style-name="P108"><text:s text:c="8"/>"operators":[ ## Areglo de operadores conocidos por esa aPI</text:p>
      <text:p text:style-name="P109"><text:s text:c="10"/>"XYZ.DP",</text:p>
      <text:p text:style-name="P110"><text:s text:c="10"/>"XYZ.AJ"</text:p>
      <text:p text:style-name="P111"><text:s text:c="8"/>]</text:p>
      <text:p text:style-name="P112"><text:s text:c="6"/>},</text:p>
      <text:p text:style-name="P113"><text:s text:c="6"/>"remote":{</text:p>
      <text:p text:style-name="P114"><text:s text:c="8"/>"api_url": "URL del API remota",</text:p>
      <text:p text:style-name="P115"><text:s text:c="8"/>"app_key": "UUID aceptada por el API",</text:p>
      <text:p text:style-name="P116"><text:s text:c="8"/>"app_secret": "Hash del app_key"</text:p>
      <text:p text:style-name="P117"><text:s text:c="6"/>}</text:p>
      <text:p text:style-name="First_20_paragraph"><text:span text:style-name="T244">Ejemplo</text:span><text:span text:style-name="T245"> </text:span><text:span text:style-name="T246">completo</text:span></text:p>
      <text:p text:style-name="P118">{</text:p>
      <text:p text:style-name="P119"><text:s text:c="2"/>"enabled": true, </text:p>
      <text:p text:style-name="P120"><text:s text:c="2"/>"delete_processed": false,</text:p>
      <text:p text:style-name="P121"><text:s text:c="2"/>"timeout": 8,</text:p>
      <text:p text:style-name="P122"><text:s text:c="2"/>"apis":</text:p>
      <text:p text:style-name="P123"><text:s text:c="2"/>{</text:p>
      <text:p text:style-name="P124"><text:s text:c="4"/>"api_ssp": {</text:p>
      <text:p text:style-name="P125"><text:s text:c="6"/>"local": { </text:p>
      <text:p text:style-name="P126"><text:s text:c="8"/>"app_key": "ey918669-797d-4488-97ed-a99c6fdce203", </text:p>
      <text:p text:style-name="P127"><text:s text:c="8"/>"approved_ip": "localhost",</text:p>
      <text:p text:style-name="P128"><text:s text:c="8"/>"operators":[ </text:p>
      <text:p text:style-name="P129"><text:s text:c="10"/>"SSP.PP",</text:p>
      <text:p text:style-name="P130"><text:s text:c="10"/>"SSP.PR",</text:p>
      <text:p text:style-name="P131"><text:s text:c="10"/>"SSP.MC",</text:p>
      <text:p text:style-name="P132"><text:s text:c="10"/>"SSP.CD",</text:p>
      <text:p text:style-name="P133"><text:s text:c="10"/>"SSP.CR",</text:p>
      <text:p text:style-name="P134"><text:s text:c="10"/>"SSP.SM",</text:p>
      <text:p text:style-name="P135"><text:s text:c="10"/>"FGE.MP"</text:p>
      <text:p text:style-name="P136"><text:s text:c="8"/>]</text:p>
      <text:p text:style-name="P137"><text:s text:c="6"/>},</text:p>
      <text:p text:style-name="P138"><text:s text:c="6"/>"remote":{</text:p>
      <text:p text:style-name="P139"><text:s text:c="8"/>"api_url": "http://162.40.6.40:6061",</text:p>
      <text:p text:style-name="P140"><text:s text:c="8"/>"app_key": "tx35615f-8677-419b-ae47-5f83f94gtqer",</text:p>
      <text:p text:style-name="P141"><text:s text:c="8"/>"app_secret": "1234560e314df2219b2a3d1a29bec3fab0333ca6a9e67dc59e469da7b7890123"</text:p>
      <text:p text:style-name="P142"><text:s text:c="6"/>}</text:p>
      <text:p text:style-name="P143"><text:s text:c="4"/>},</text:p>
      <text:p text:style-name="P144"><text:s text:c="4"/>"api_xyz": {</text:p>
      <text:p text:style-name="P145"><text:s text:c="6"/>"local": { </text:p>
      <text:p text:style-name="P146"><text:s text:c="8"/>"app_key": "ctyui113-6b71-480f-8799-e1180caewasd", </text:p>
      <text:p text:style-name="P147"><text:s text:c="8"/>"approved_ip": "localhost",</text:p>
      <text:p text:style-name="P148"><text:s text:c="8"/>"operators":[ </text:p>
      <text:p text:style-name="P149"><text:s text:c="10"/>"XYZ.DP",</text:p>
      <text:p text:style-name="P150"><text:s text:c="10"/>"XYZ.AJ"</text:p>
      <text:p text:style-name="P151"><text:s text:c="8"/>]</text:p>
      <text:p text:style-name="P152"><text:s text:c="6"/>},</text:p>
      <text:p text:style-name="P153"><text:s text:c="6"/>"remote":{</text:p>
      <text:p text:style-name="P154"><text:s text:c="8"/>"api_url": "http://192.66.6.00",</text:p>
      <text:p text:style-name="P155"><text:s text:c="8"/>"app_key": "12345567-8677-419b-ae47-5f83f9890421",</text:p>
      <text:p text:style-name="P156"><text:s text:c="8"/>"app_secret": "ewqtyu0e314df2219b2a3d1a29bec3fab0333ca6a9e67dc59e469da7bfgvcesq"</text:p>
      <text:p text:style-name="P157"><text:s text:c="6"/>}</text:p>
      <text:p text:style-name="P158"><text:s text:c="4"/>}</text:p>
      <text:p text:style-name="P159"><text:s text:c="2"/>}</text:p>
      <text:p text:style-name="P160">}</text:p>
      <text:p text:style-name="First_20_paragraph"><text:span text:style-name="T247">Ejecución</text:span><text:span text:style-name="T248"> </text:span><text:span text:style-name="T249">de</text:span><text:span text:style-name="T250"> </text:span><text:span text:style-name="T251">eventos</text:span><text:span text:style-name="T252"> </text:span><text:span text:style-name="T253">programada</text:span></text:p>
      <text:p text:style-name="P161">crontab -e</text:p>
      <text:p text:style-name="P162">* * * * * /usr/bin/curl -X POST http://&lt;apiurl&gt;/time_events \</text:p>
      <text:p text:style-name="P163"><text:s text:c="2"/>--header "Content-Type:application/json" --data "{}" \</text:p>
      <text:p text:style-name="P164"><text:s text:c="2"/>&gt;&gt; /var/log/lexsys/pooling.log 2&gt;&amp;1</text:p>
      <text:h text:style-name="Heading_20_2" text:outline-level="2">Seguridad</text:h>
      <text:h text:style-name="Heading_20_3" text:outline-level="3">HTTPS</text:h>
      <text:p text:style-name="First_20_paragraph">HTTPS también HTTP sobre TLS, HTTP sobre SSL o HTTP Seguro es un protocolo para comunicación segura ampliamente usado en aplicaciones web. HTTPS consiste de comunicación encriptada por TLS o su predecesesor SSL, se usa para proteger la autenticación de usuarios en la aplicación web y el intercambio de datos entre el navegador web y el API de la aplicación.</text:p>
      <text:p text:style-name="Text_20_body">LexSys usa Nginx como proxy http, para que aceptar conexiones HTTPS el administrador debe crear un certificado de llave pública para Nginx. <text:span text:style-name="T254">Este</text:span><text:span text:style-name="T255"> </text:span><text:span text:style-name="T256">certificado</text:span><text:span text:style-name="T257"> </text:span><text:span text:style-name="T258">debe</text:span><text:span text:style-name="T259"> </text:span><text:span text:style-name="T260">estar</text:span><text:span text:style-name="T261"> </text:span><text:span text:style-name="T262">firmado</text:span><text:span text:style-name="T263"> </text:span><text:span text:style-name="T264">por</text:span><text:span text:style-name="T265"> </text:span><text:span text:style-name="T266">una</text:span><text:span text:style-name="T267"> </text:span><text:span text:style-name="T268">autoridad</text:span><text:span text:style-name="T269"> </text:span><text:span text:style-name="T270">de</text:span><text:span text:style-name="T271"> </text:span><text:span text:style-name="T272">certificación</text:span><text:span text:style-name="T273"> </text:span><text:span text:style-name="T274">confiable</text:span><text:span text:style-name="T275"> </text:span><text:span text:style-name="T276">para</text:span><text:span text:style-name="T277"> </text:span><text:span text:style-name="T278">que</text:span><text:span text:style-name="T279"> </text:span><text:span text:style-name="T280">el</text:span><text:span text:style-name="T281"> </text:span><text:span text:style-name="T282">navegador</text:span><text:span text:style-name="T283"> </text:span><text:span text:style-name="T284">web</text:span><text:span text:style-name="T285"> </text:span><text:span text:style-name="T286">lo</text:span><text:span text:style-name="T287"> </text:span><text:span text:style-name="T288">acepte</text:span><text:span text:style-name="T289"> </text:span><text:span text:style-name="T290">sin</text:span><text:span text:style-name="T291"> </text:span><text:span text:style-name="T292">presentar</text:span><text:span text:style-name="T293"> </text:span><text:span text:style-name="T294">adevertencias</text:span><text:span text:style-name="T295"> </text:span><text:span text:style-name="T296">al</text:span><text:span text:style-name="T297"> </text:span><text:span text:style-name="T298">usuario</text:span>. Organizaciones privadas pueden también ser su propia autoridad certificadora, pero deben ocuparse de agregar copias de su propio certificado de firma en los navegadores web de la organización.</text:p>
      <text:h text:style-name="Heading_20_3" text:outline-level="3">Configuración de Nginx</text:h>
      <text:p text:style-name="P165">mkdir /etc/nginx/ssl</text:p>
      <text:p text:style-name="P166">cd /etc/nginx/ssl</text:p>
      <text:p text:style-name="P167">openssl req -x509 -nodes -days 365 -newkey rsa:2048 -keyout \</text:p>
      <text:p text:style-name="P168"><text:s text:c="2"/>/etc/nginx/ssl/nginx.key -out /etc/nginx/ssl/nginx.crt</text:p>
      <text:p text:style-name="First_20_paragraph">Ejemplo de configuración HTTPS en Nginx</text:p>
      <text:p text:style-name="P169">server {</text:p>
      <text:p text:style-name="P170"><text:s text:c="4"/>listen 80 default_server;</text:p>
      <text:p text:style-name="P171"><text:s text:c="4"/>listen [::]:80 default_server ipv6only=on;</text:p>
      <text:p text:style-name="P172"/>
      <text:p text:style-name="P173"><text:s text:c="4"/>listen 443 ssl;</text:p>
      <text:p text:style-name="P174"/>
      <text:p text:style-name="P175"><text:s text:c="4"/>root /usr/share/nginx/html;</text:p>
      <text:p text:style-name="P176"><text:s text:c="4"/>index index.html index.htm;</text:p>
      <text:p text:style-name="P177"/>
      <text:p text:style-name="P178"><text:s text:c="4"/>server_name your_domain.com;</text:p>
      <text:p text:style-name="P179"><text:s text:c="4"/>rewrite <text:s text:c="4"/>^ <text:s text:c="2"/>https://$server_name$request_uri? permanent;</text:p>
      <text:p text:style-name="P180"><text:s text:c="4"/>ssl_certificate /etc/nginx/ssl/nginx.crt;</text:p>
      <text:p text:style-name="P181"><text:s text:c="4"/>ssl_certificate_key /etc/nginx/ssl/nginx.key;</text:p>
      <text:p text:style-name="P182"/>
      <text:p text:style-name="P183"><text:s text:c="4"/>location / {</text:p>
      <text:p text:style-name="P184"><text:s text:c="12"/>try_files $uri $uri/ =404;</text:p>
      <text:p text:style-name="P185"><text:s text:c="4"/>}</text:p>
      <text:p text:style-name="P186">}</text:p>
      <text:h text:style-name="Heading_20_2" text:outline-level="2">Respaldos</text:h>
      <text:h text:style-name="Heading_20_3" text:outline-level="3">Respaldo de Bases de Datos</text:h>
      <text:h text:style-name="Heading_20_4" text:outline-level="4">Oracle Database</text:h>
      <text:p text:style-name="First_20_paragraph"><text:span text:style-name="T299">Respaldo</text:span></text:p>
      <text:p text:style-name="P187">TODO</text:p>
      <text:p text:style-name="First_20_paragraph"><text:span text:style-name="T300">Crear</text:span><text:span text:style-name="T301"> </text:span><text:span text:style-name="T302">Table</text:span><text:span text:style-name="T303"> </text:span><text:span text:style-name="T304">Space</text:span><text:span text:style-name="T305"> </text:span><text:span text:style-name="T306">y</text:span><text:span text:style-name="T307"> </text:span><text:span text:style-name="T308">Usuario</text:span></text:p>
      <text:p text:style-name="P188">--Los datafiles se crearan en el path default a menos que se indique el path dedicado...</text:p>
      <text:p text:style-name="P189">CREATE TABLESPACE EDOMEX_DAT DATAFILE '+DGDATARAC1/EDOMEX_DATA.DBF' SIZE 2000M</text:p>
      <text:p text:style-name="P190">AUTOEXTEND ON NEXT 50M MAXSIZE UNLIMITED LOGGING EXTENT MANAGEMENT LOCAL AUTOALLOCATE BLOCKSIZE 8K SEGMENT SPACE MANAGEMENT AUTO FLASHBACK ON;</text:p>
      <text:p text:style-name="P191"/>
      <text:p text:style-name="P192">CREATE TABLESPACE EDOMEX_INX DATAFILE '+DGDATARAC1/EDOMEX_INX.DBF' SIZE 1000M</text:p>
      <text:p text:style-name="P193">AUTOEXTEND ON NEXT 50M MAXSIZE UNLIMITED LOGGING EXTENT MANAGEMENT LOCAL AUTOALLOCATE BLOCKSIZE 8K SEGMENT SPACE MANAGEMENT AUTO FLASHBACK ON;</text:p>
      <text:p text:style-name="P194"/>
      <text:p text:style-name="P195"/>
      <text:p text:style-name="P196">CREATE USER EDOMEX_USR IDENTIFIED BY VALUES '7EBF9537F4CA8950' DEFAULT TABLESPACE "EDOMEX_DAT" QUOTA UNLIMITED ON "EDOMEX_DAT";</text:p>
      <text:p text:style-name="P197"/>
      <text:p text:style-name="P198">GRANT "CONNECT" TO EDOMEX_USR;</text:p>
      <text:p text:style-name="P199"/>
      <text:p text:style-name="P200">ALTER USER EDOMEX_USR QUOTA UNLIMITED ON "EDOMEX_INX";</text:p>
      <text:p text:style-name="First_20_paragraph"><text:span text:style-name="T309">Privilegios</text:span></text:p>
      <text:p text:style-name="P201">-Nombre del directorio en la DB (debe existir el path físico con permisos de lectura/escritura a nivel OS para el owner de la DB)</text:p>
      <text:p text:style-name="P202"/>
      <text:p text:style-name="P203">--Permisos de lectura/escritura sobre el directorio a nivel DB para el usuario owner del schema.</text:p>
      <text:p text:style-name="P204"/>
      <text:p text:style-name="P205">--El nombre del directorio deberá ser adecuado al path a utilizer para actividades de export/import...</text:p>
      <text:p text:style-name="P206">grant READ, WRITE on DIRECTORY DATA_PUMP_DIR to EDOMEX_USR; </text:p>
      <text:p text:style-name="P207"/>
      <text:p text:style-name="P208">grant DATAPUMP_EXP_FULL_DATABASE to EDOMEX_USR;</text:p>
      <text:p text:style-name="P209">grant DATAPUMP_IMP_FULL_DATABASE to EDOMEX_USR;</text:p>
      <text:p text:style-name="P210">grant CREATE JOB to EDOMEX_USR;</text:p>
      <text:p text:style-name="P211">grant SCHEDULER_ADMIN to EDOMEX_USR;</text:p>
      <text:p text:style-name="P212">grant SELECT on DBA_SCHEDULER_JOB_RUN_DETAILS to EDOMEX_USR;</text:p>
      <text:p text:style-name="P213">grant SELECT on DBA_SCHEDULER_RUNNING_JOBS to EDOMEX_USR;</text:p>
      <text:p text:style-name="P214">grant SELECT on DBA_SCHEDULER_JOBS to EDOMEX_USR;</text:p>
      <text:p text:style-name="P215">grant SELECT on DBA_OBJECTS to EDOMEX_USR;</text:p>
      <text:p text:style-name="P216">grant CONNECT to EDOMEX_USR;</text:p>
      <text:p text:style-name="P217">grant RESOURCE to EDOMEX_USR;</text:p>
      <text:p text:style-name="P218">grant CREATE VIEW to EDOMEX_USR;</text:p>
      <text:p text:style-name="P219"/>
      <text:p text:style-name="P220">--Parametro JOB_QUEUE_PROCESSES seteado en al menos 5</text:p>
      <text:p text:style-name="P221"/>
      <text:p text:style-name="P222">show parameter JOB_QUEUE_PROCESSES</text:p>
      <text:p text:style-name="First_20_paragraph"><text:span text:style-name="T310">Import</text:span><text:span text:style-name="T311"> </text:span><text:span text:style-name="T312">Volcado</text:span><text:span text:style-name="T313"> </text:span><text:span text:style-name="T314">de</text:span><text:span text:style-name="T315"> </text:span><text:span text:style-name="T316">la</text:span><text:span text:style-name="T317"> </text:span><text:span text:style-name="T318">Base</text:span><text:span text:style-name="T319"> </text:span><text:span text:style-name="T320">de</text:span><text:span text:style-name="T321"> </text:span><text:span text:style-name="T322">Datos</text:span></text:p>
      <text:p text:style-name="P223">impdp EDOMEX_USR@DB_NAME schemas=EDOMEX_USR directory=DATA_PUMP_DIR dumpfile=dumpfileEDOMEX_USR.dmp logfile=impdp_dumpfileEDOMEX_USR.log</text:p>
      <text:p text:style-name="P224"/>
      <text:p text:style-name="P225">--Si los schemas y tablespaces difieren entre origen y destino, es necesario emplear remap_schema y remap_tablespace:</text:p>
      <text:p text:style-name="P226"/>
      <text:p text:style-name="P227">--impdp SYS@DB_NAME schemas=EDOMEX_USR directory=DATA_PUMP_DIR dumpfile=dumpfileEDOMEX_USR.dmp logfile=impdp_dumpfileEDOMEX_USR.log REMAP_TABLESPACE=source_tablespaceData:target_tablespaceData REMAP_TABLESPACE=source_tablespaceIndex:target_tablespaceIndex remap_schema=source_schema:USERNAME_USR(target_schema)</text:p>
      <text:h text:style-name="Heading_20_4" text:outline-level="4">PostgreSQL</text:h>
      <text:p text:style-name="First_20_paragraph">Para hacer un respaldo binario y comprimido de la base de datos ejecuta:</text:p>
      <text:p text:style-name="P228">pg_dump -h &lt;host&gt; -U &lt;usuario&gt; -W -Fc &lt;base_de_datos&gt; &gt; &lt;respaldo.bak&gt;</text:p>
      <text:p text:style-name="First_20_paragraph">Para restaurar el respaldo creado con <text:span text:style-name="T323">pg_dump</text:span></text:p>
      <text:p text:style-name="P229">pg_restore -d &lt;base_de_datos&gt; &lt;respaldo.bak&gt;</text:p>
      <text:h text:style-name="Heading_20_4" text:outline-level="4">MongoDB</text:h>
      <text:p text:style-name="First_20_paragraph">Para respaldar la base de datos mongoDB se ejecuta <text:span text:style-name="T324">mongodump</text:span> con el nombre de la base de datos y el directorio destino para el respaldo.</text:p>
      <text:p text:style-name="P230">mongodump -h &lt;host&gt; -u &lt;usuario&gt; -p &lt;password&gt; \</text:p>
      <text:p text:style-name="P231"><text:s text:c="2"/>--db &lt;base_de_datos&gt; --out &lt;ruta_respaldo&gt;</text:p>
      <text:p text:style-name="First_20_paragraph">Los respaldos de mongoDB generados con <text:span text:style-name="T325">mongodump</text:span> se pueden restaurar en otra instanacia de mongoDB o en una base de datos diferente ejecutando el comando <text:span text:style-name="T326">mongorestore</text:span> que toma parametros de base de datos donde restaurar las colecciones de documentos en el respaldo y la ruta donde se encuentra el respaldo.</text:p>
      <text:p text:style-name="P232">mongorestore --host &lt;host&gt; --username &lt;usuario&gt; --pawwsord &lt;password&gt; \</text:p>
      <text:p text:style-name="P233"><text:s text:c="2"/>--db &lt;base_de_datos&gt; &lt;ruta_respaldo&gt;</text:p>
      <text:h text:style-name="Heading_20_2" text:outline-level="2">Referencias</text:h>
      <text:list text:style-name="L12">
        <text:list-item>
          <text:p text:style-name="P234"><text:a xlink:type="simple" xlink:href="https://tools.ietf.org/html/rfc2818" office:name=""><text:span text:style-name="Definition">HTTP sobre TLS</text:span></text:a></text:p>
        </text:list-item>
        <text:list-item>
          <text:p text:style-name="P234"><text:a xlink:type="simple" xlink:href="https://tools.ietf.org/html/rfc5246" office:name=""><text:span text:style-name="Definition">TLS 1.2</text:span></text:a></text:p>
        </text:list-item>
        <text:list-item>
          <text:p text:style-name="P234"><text:a xlink:type="simple" xlink:href="http://www.symantec.com/page.jsp?id=sha2-transition" office:name=""><text:span text:style-name="Definition">SHA-1 Hash Algorithm Migration for SSL &amp; Code Signing Certificates</text:span></text:a></text:p>
        </text:list-item>
        <text:list-item>
          <text:p text:style-name="P234">https://access.redhat.com/documentation/en-US/Red_Hat_Software_Collections/2/html/2.0_Release_Notes/chap-RHSCL.html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

<file path=Formula-0/content.xml><?xml version="1.0" encoding="utf-8"?>
<math xmlns="http://www.w3.org/1998/Math/MathML" display="inline">
  <mrow>
    <mi>H</mi>
    <mi>O</mi>
    <mi>M</mi>
    <mi>E</mi>
    <mo>/</mo>
    <mi>E</mi>
    <mi>D</mi>
    <mi>I</mi>
    <mi>T</mi>
    <mi>O</mi>
    <mi>R</mi>
    <mi>v</mi>
    <mi>i</mi>
    <mi>r</mi>
    <mi>t</mi>
    <mi>u</mi>
    <mi>a</mi>
    <mi>l</mi>
    <mi>e</mi>
    <mi>n</mi>
    <mi>v</mi>
    <mi>E</mi>
    <mi>N</mi>
    <mi>V</mi>
    <mi>n</mi>
    <mi>p</mi>
    <mi>m</mi>
    <mi>i</mi>
    <mi>n</mi>
    <mi>s</mi>
    <mi>t</mi>
    <mi>a</mi>
    <mi>l</mi>
    <mi>l</mi>
    <mo>−</mo>
    <mo>−</mo>
    <mi>l</mi>
    <mi>o</mi>
    <mi>g</mi>
    <mi>l</mi>
    <mi>e</mi>
    <mi>v</mi>
    <mi>e</mi>
    <mi>l</mi>
    <mi>i</mi>
    <mi>n</mi>
    <mi>f</mi>
    <mi>o</mi>
    <mi>b</mi>
    <mi>o</mi>
    <mi>w</mi>
    <mi>e</mi>
    <mi>r</mi>
    <mi>i</mi>
    <mi>n</mi>
    <mi>s</mi>
    <mi>t</mi>
    <mi>a</mi>
    <mi>l</mi>
    <mi>l</mi>
    <mi>v</mi>
    <mi>i</mi>
    <mi>c</mi>
    <mi>o</mi>
    <mi>n</mi>
    <mi>f</mi>
    <mi>i</mi>
    <mi>g</mi>
    <mo>.</mo>
    <mi>j</mi>
    <mi>s</mi>
    <mi>o</mi>
    <mi>n</mi>
    <mi>v</mi>
    <mi>i</mi>
  </mrow>
</math>
</file>